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fo:font-weight="bold" officeooo:paragraph-rsid="00109957" style:font-weight-asian="bold"/>
    </style:style>
    <style:style style:name="P2" style:family="paragraph" style:parent-style-name="Standard">
      <style:text-properties fo:color="#000000" fo:language="en" fo:country="US" fo:font-weight="bold" officeooo:paragraph-rsid="00109957" style:font-weight-asian="bold"/>
    </style:style>
    <style:style style:name="P3" style:family="paragraph" style:parent-style-name="Standard">
      <style:text-properties fo:font-weight="bold" officeooo:paragraph-rsid="00109957" style:font-weight-asian="bold"/>
    </style:style>
    <style:style style:name="P4" style:family="paragraph" style:parent-style-name="Standard">
      <style:paragraph-properties fo:text-align="end" style:justify-single-word="false"/>
      <style:text-properties fo:language="en" fo:country="US" officeooo:paragraph-rsid="00109957"/>
    </style:style>
    <style:style style:name="P5" style:family="paragraph" style:parent-style-name="Standard">
      <style:text-properties fo:language="en" fo:country="US" officeooo:paragraph-rsid="00109957"/>
    </style:style>
    <style:style style:name="P6" style:family="paragraph" style:parent-style-name="Standard">
      <style:text-properties fo:color="#444444" fo:language="en" fo:country="US" officeooo:rsid="00044b62" officeooo:paragraph-rsid="00109957"/>
    </style:style>
    <style:style style:name="P7" style:family="paragraph" style:parent-style-name="Standard">
      <style:text-properties fo:color="#444444" fo:language="en" fo:country="US" officeooo:paragraph-rsid="00109957"/>
    </style:style>
    <style:style style:name="P8" style:family="paragraph" style:parent-style-name="Standard">
      <style:text-properties fo:color="#444444" officeooo:paragraph-rsid="00109957"/>
    </style:style>
    <style:style style:name="P9" style:family="paragraph" style:parent-style-name="Standard">
      <style:text-properties fo:color="#888888" fo:font-weight="bold" officeooo:paragraph-rsid="00109957" style:font-weight-asian="bold"/>
    </style:style>
    <style:style style:name="P10" style:family="paragraph" style:parent-style-name="Standard">
      <style:text-properties officeooo:paragraph-rsid="00109957"/>
    </style:style>
    <style:style style:name="P11" style:family="paragraph" style:parent-style-name="Standard">
      <style:text-properties officeooo:paragraph-rsid="001578e3"/>
    </style:style>
    <style:style style:name="P12" style:family="paragraph" style:parent-style-name="Standard" style:master-page-name="">
      <loext:graphic-properties draw:fill="none"/>
      <style:paragraph-properties fo:margin-left="0in" fo:margin-right="0.9366in" fo:hyphenation-ladder-count="no-limit" fo:text-indent="0in" style:auto-text-indent="false" style:page-number="auto" fo:background-color="transparent"/>
      <style:text-properties fo:font-weight="bold" officeooo:paragraph-rsid="00109957" style:font-weight-asian="bold" fo:hyphenate="false"/>
    </style:style>
    <style:style style:name="P13" style:family="paragraph" style:parent-style-name="Normal">
      <loext:graphic-properties draw:fill="solid" draw:fill-color="#ffffff" draw:opacity="100%"/>
      <style:paragraph-properties fo:orphans="2" fo:widows="2" fo:hyphenation-ladder-count="no-limit" fo:background-color="#ffffff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officeooo:paragraph-rsid="00109957" style:font-name-asian="NSimSun" style:font-name-complex="Liberation Mono" fo:hyphenate="true"/>
    </style:style>
    <style:style style:name="P14" style:family="paragraph" style:parent-style-name="Préformaté_20_HTML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044b62" officeooo:paragraph-rsid="00109957" style:letter-kerning="true" style:font-name-asian="NSimSun" style:font-size-asian="12pt" style:language-asian="zh" style:country-asian="CN" style:font-name-complex="Liberation Mono" style:font-size-complex="12pt" style:language-complex="hi" style:country-complex="IN"/>
    </style:style>
    <style:style style:name="P15" style:family="paragraph" style:parent-style-name="Préformaté_20_HTML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paragraph-rsid="00109957" style:letter-kerning="true" style:font-name-asian="NSimSun" style:font-size-asian="12pt" style:language-asian="zh" style:country-asian="CN" style:font-name-complex="Liberation Mono" style:font-size-complex="12pt" style:language-complex="hi" style:country-complex="IN"/>
    </style:style>
    <style:style style:name="P16" style:family="paragraph" style:parent-style-name="Préformaté_20_HTML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164388" officeooo:paragraph-rsid="00164388" style:letter-kerning="true" style:font-name-asian="NSimSun" style:font-size-asian="12pt" style:language-asian="zh" style:country-asian="CN" style:font-name-complex="Liberation Mono" style:font-size-complex="12pt" style:language-complex="hi" style:country-complex="IN"/>
    </style:style>
    <style:style style:name="P17" style:family="paragraph" style:parent-style-name="Préformaté_20_HTML">
      <loext:graphic-properties draw:fill="solid" draw:fill-color="#ffffff" draw:opacity="100%"/>
      <style:paragraph-properties fo:background-color="#ffffff"/>
      <style:text-properties fo:color="#000000" fo:language="en" fo:country="US" officeooo:paragraph-rsid="00109957"/>
    </style:style>
    <style:style style:name="P18" style:family="paragraph" style:parent-style-name="Préformaté_20_HTML">
      <loext:graphic-properties draw:fill="solid" draw:fill-color="#ffffff" draw:opacity="100%"/>
      <style:paragraph-properties fo:background-color="#ffffff"/>
      <style:text-properties officeooo:paragraph-rsid="00109957"/>
    </style:style>
    <style:style style:name="P19" style:family="paragraph" style:parent-style-name="Préformaté_20_HTML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paragraph-rsid="00109957"/>
    </style:style>
    <style:style style:name="P20" style:family="paragraph" style:parent-style-name="Preformatted_20_Text">
      <style:text-properties fo:color="#000000" style:font-name="Liberation Serif" fo:font-size="12pt" officeooo:paragraph-rsid="00109957" style:font-size-asian="12pt" style:font-size-complex="12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Fira Code" fo:font-size="10.5pt"/>
    </style:style>
    <style:style style:name="P22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Fira Code" fo:font-size="10.5pt" fo:font-weight="bold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Fira Code" fo:font-size="10.5pt" officeooo:paragraph-rsid="00109957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Fira Code" fo:font-size="10.5pt" officeooo:paragraph-rsid="00109957" style:font-name-asian="NSimSun" style:font-size-asian="10pt" style:font-name-complex="Liberation Mono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88888" style:font-name="Liberation Serif" fo:font-size="10.5pt" fo:font-weight="bold" style:font-weight-asian="bold" style:font-weight-complex="bold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paragraph-rsid="00109957"/>
    </style:style>
    <style:style style:name="P27" style:family="paragraph" style:parent-style-name="Preformatted_20_Text">
      <style:paragraph-properties fo:margin-top="0in" fo:margin-bottom="0in" loext:contextual-spacing="false" fo:break-before="page"/>
      <style:text-properties fo:color="#000000" style:font-name="Fira Code" fo:font-size="10.5pt" fo:font-weight="bold" officeooo:paragraph-rsid="00109957" style:font-weight-asian="bold"/>
    </style:style>
    <style:style style:name="P28" style:family="paragraph" style:parent-style-name="Text_20_body">
      <style:text-properties fo:color="#000000" fo:font-weight="bold" officeooo:paragraph-rsid="00109957" style:font-weight-asian="bold"/>
    </style:style>
    <style:style style:name="P29" style:family="paragraph" style:parent-style-name="Text_20_body">
      <loext:graphic-properties draw:fill="solid" draw:fill-color="#ffffff" draw:opacity="100%"/>
      <style:paragraph-properties fo:background-color="#ffffff"/>
      <style:text-properties fo:color="#000000" style:font-name="Fira Code" fo:font-size="10.5pt" fo:font-weight="bold" officeooo:paragraph-rsid="00109957"/>
    </style:style>
    <style:style style:name="P30" style:family="paragraph" style:parent-style-name="Text_20_body">
      <style:paragraph-properties fo:text-align="start" style:justify-single-word="false"/>
      <style:text-properties fo:font-weight="bold" officeooo:paragraph-rsid="00109957"/>
    </style:style>
    <style:style style:name="P31" style:family="paragraph" style:parent-style-name="Text_20_body">
      <style:text-properties fo:font-weight="bold" officeooo:paragraph-rsid="00109957"/>
    </style:style>
    <style:style style:name="P32" style:family="paragraph" style:parent-style-name="Text_20_body">
      <style:paragraph-properties fo:margin-top="0in" fo:margin-bottom="0in" loext:contextual-spacing="false" fo:break-before="page"/>
      <style:text-properties officeooo:paragraph-rsid="00109957"/>
    </style:style>
    <style:style style:name="P33" style:family="paragraph" style:parent-style-name="Text_20_body">
      <style:paragraph-properties fo:margin-top="0in" fo:margin-bottom="0in" loext:contextual-spacing="false"/>
      <style:text-properties fo:color="#888888" fo:font-weight="bold" officeooo:paragraph-rsid="00109957" style:font-weight-asian="bold"/>
    </style:style>
    <style:style style:name="P34" style:family="paragraph" style:parent-style-name="Text_20_body">
      <style:paragraph-properties fo:margin-top="0in" fo:margin-bottom="0in" loext:contextual-spacing="false"/>
      <style:text-properties fo:color="#888888" fo:font-weight="bold" officeooo:paragraph-rsid="00109957"/>
    </style:style>
    <style:style style:name="P35" style:family="paragraph" style:parent-style-name="Text_20_body">
      <style:paragraph-properties fo:margin-top="0in" fo:margin-bottom="0in" loext:contextual-spacing="false"/>
      <style:text-properties fo:color="#888888" fo:language="en" fo:country="US" fo:font-weight="bold" officeooo:paragraph-rsid="00109957" style:font-weight-asian="bold"/>
    </style:style>
    <style:style style:name="P36" style:family="paragraph" style:parent-style-name="Text_20_body">
      <style:paragraph-properties fo:margin-top="0in" fo:margin-bottom="0in" loext:contextual-spacing="false" fo:line-height="100%"/>
      <style:text-properties fo:color="#888888" fo:language="en" fo:country="US" fo:font-weight="bold" officeooo:paragraph-rsid="00109957" style:font-weight-asian="bold"/>
    </style:style>
    <style:style style:name="P37" style:family="paragraph" style:parent-style-name="Text_20_body">
      <style:paragraph-properties fo:margin-top="0in" fo:margin-bottom="0in" loext:contextual-spacing="false"/>
      <style:text-properties fo:language="en" fo:country="US" fo:font-style="italic" officeooo:paragraph-rsid="00109957" style:font-style-asian="italic"/>
    </style:style>
    <style:style style:name="P38" style:family="paragraph" style:parent-style-name="Text_20_body">
      <style:paragraph-properties fo:margin-top="0in" fo:margin-bottom="0in" loext:contextual-spacing="false"/>
      <style:text-properties fo:language="en" fo:country="US" officeooo:paragraph-rsid="00109957"/>
    </style:style>
    <style:style style:name="P39" style:family="paragraph" style:parent-style-name="Text_20_body">
      <style:paragraph-properties fo:margin-top="0in" fo:margin-bottom="0in" loext:contextual-spacing="false"/>
      <style:text-properties fo:font-style="italic" fo:font-weight="bold" officeooo:paragraph-rsid="00109957" style:font-style-asian="italic" style:font-weight-asian="bold"/>
    </style:style>
    <style:style style:name="P40" style:family="paragraph" style:parent-style-name="Text_20_body">
      <style:paragraph-properties fo:margin-top="0in" fo:margin-bottom="0in" loext:contextual-spacing="false" fo:line-height="100%"/>
      <style:text-properties fo:color="#000000" fo:font-size="8pt" fo:language="en" fo:country="US" fo:font-style="italic" officeooo:paragraph-rsid="00109957" style:font-size-asian="8pt" style:font-style-asian="italic" style:font-size-complex="8pt"/>
    </style:style>
    <style:style style:name="P41" style:family="paragraph" style:parent-style-name="Text_20_body">
      <style:paragraph-properties fo:margin-top="0in" fo:margin-bottom="0in" loext:contextual-spacing="false" fo:line-height="100%"/>
      <style:text-properties fo:color="#000000" fo:font-size="8pt" fo:font-style="italic" officeooo:paragraph-rsid="00109957" style:font-size-asian="8pt" style:font-style-asian="italic" style:font-size-complex="8pt"/>
    </style:style>
    <style:style style:name="P42" style:family="paragraph" style:parent-style-name="Text_20_body">
      <style:paragraph-properties fo:margin-top="0in" fo:margin-bottom="0in" loext:contextual-spacing="false" fo:line-height="100%"/>
      <style:text-properties fo:color="#000000" officeooo:paragraph-rsid="00109957"/>
    </style:style>
    <style:style style:name="P43" style:family="paragraph" style:parent-style-name="Text_20_body">
      <style:paragraph-properties fo:margin-top="0in" fo:margin-bottom="0in" loext:contextual-spacing="false"/>
      <style:text-properties officeooo:paragraph-rsid="00109957"/>
    </style:style>
    <style:style style:name="P44" style:family="paragraph" style:parent-style-name="Text_20_body">
      <style:paragraph-properties fo:margin-top="0in" fo:margin-bottom="0in" loext:contextual-spacing="false" fo:line-height="100%"/>
      <style:text-properties fo:font-size="8pt" fo:language="en" fo:country="US" fo:font-style="italic" officeooo:paragraph-rsid="00109957" style:font-size-asian="8pt" style:font-style-asian="italic" style:font-size-complex="8pt"/>
    </style:style>
    <style:style style:name="P45" style:family="paragraph" style:parent-style-name="Text_20_body">
      <style:paragraph-properties fo:margin-top="0in" fo:margin-bottom="0in" loext:contextual-spacing="false" fo:line-height="100%"/>
      <style:text-properties fo:font-size="8pt" fo:font-style="italic" officeooo:paragraph-rsid="00109957" style:font-size-asian="8pt" style:font-style-asian="italic" style:font-size-complex="8pt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fo:font-size="8pt" fo:font-weight="bold" officeooo:paragraph-rsid="00109957" style:font-size-asian="8pt" style:font-weight-asian="bold" style:font-size-complex="8pt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officeooo:paragraph-rsid="00109957"/>
    </style:style>
    <style:style style:name="P48" style:family="paragraph" style:parent-style-name="Text_20_body" style:master-page-name="">
      <loext:graphic-properties draw:fill="none"/>
      <style:paragraph-properties fo:margin-left="-1.1866in" fo:margin-right="0in" fo:margin-top="0in" fo:margin-bottom="0in" loext:contextual-spacing="false" fo:hyphenation-ladder-count="no-limit" fo:text-indent="1.1866in" style:auto-text-indent="false" style:page-number="auto" fo:background-color="transparent">
        <style:tab-stops>
          <style:tab-stop style:position="1.1201in"/>
        </style:tab-stops>
      </style:paragraph-properties>
      <style:text-properties officeooo:paragraph-rsid="0011f25d" fo:hyphenate="false"/>
    </style:style>
    <style:style style:name="P49" style:family="paragraph" style:parent-style-name="Text_20_body">
      <loext:graphic-properties draw:fill="none"/>
      <style:paragraph-properties fo:margin-left="-1.1866in" fo:margin-right="0in" fo:margin-top="0in" fo:margin-bottom="0in" loext:contextual-spacing="false" fo:hyphenation-ladder-count="no-limit" fo:text-indent="1.1866in" style:auto-text-indent="false" fo:background-color="transparent">
        <style:tab-stops>
          <style:tab-stop style:position="1.1201in"/>
        </style:tab-stops>
      </style:paragraph-properties>
      <style:text-properties officeooo:paragraph-rsid="0011f25d" fo:hyphenate="false"/>
    </style:style>
    <style:style style:name="P5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bold" officeooo:paragraph-rsid="00109957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fo:font-weight="bold" officeooo:paragraph-rsid="00109957"/>
    </style:style>
    <style:style style:name="P5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109957"/>
    </style:style>
    <style:style style:name="P5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officeooo:paragraph-rsid="00109957"/>
    </style:style>
    <style:style style:name="P5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weight="bold" officeooo:paragraph-rsid="00109957"/>
    </style:style>
    <style:style style:name="P5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weight="bold" officeooo:paragraph-rsid="00109957"/>
    </style:style>
    <style:style style:name="P5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ffffff" fo:padding="0in" fo:border="none"/>
      <style:text-properties fo:color="#000000" style:font-name="Fira Code" fo:font-size="10.5pt" officeooo:paragraph-rsid="00109957"/>
    </style:style>
    <style:style style:name="P57" style:family="paragraph" style:parent-style-name="Text_20_body">
      <style:paragraph-properties fo:margin-top="0in" fo:margin-bottom="0.0181in" loext:contextual-spacing="false" fo:line-height="100%"/>
      <style:text-properties fo:font-size="8pt" fo:font-weight="bold" officeooo:paragraph-rsid="00109957" style:font-size-asian="8pt" style:font-weight-asian="bold" style:font-size-complex="8pt"/>
    </style:style>
    <style:style style:name="P58" style:family="paragraph" style:parent-style-name="Text_20_body">
      <style:paragraph-properties fo:margin-top="0in" fo:margin-bottom="0.0181in" loext:contextual-spacing="false" fo:line-height="100%"/>
      <style:text-properties fo:font-size="8pt" fo:language="en" fo:country="US" fo:font-weight="bold" officeooo:paragraph-rsid="00109957" style:font-size-asian="8pt" style:font-weight-asian="bold" style:font-size-complex="8pt"/>
    </style:style>
    <style:style style:name="P59" style:family="paragraph" style:parent-style-name="Text_20_body">
      <style:paragraph-properties fo:margin-top="0in" fo:margin-bottom="0.0181in" loext:contextual-spacing="false" fo:line-height="100%"/>
      <style:text-properties officeooo:paragraph-rsid="00109957"/>
    </style:style>
    <style:style style:name="P60" style:family="paragraph" style:parent-style-name="Text_20_body">
      <style:paragraph-properties fo:margin-top="0in" fo:margin-bottom="0.0181in" loext:contextual-spacing="false" fo:line-height="100%"/>
      <style:text-properties fo:color="#000000" fo:font-size="8pt" fo:font-weight="bold" officeooo:paragraph-rsid="00109957" style:font-size-asian="8pt" style:font-weight-asian="bold" style:font-size-complex="8pt"/>
    </style:style>
    <style:style style:name="T1" style:family="text">
      <style:text-properties officeooo:rsid="00044b62"/>
    </style:style>
    <style:style style:name="T2" style:family="text">
      <style:text-properties officeooo:rsid="00033dd2"/>
    </style:style>
    <style:style style:name="T3" style:family="text">
      <style:text-properties officeooo:rsid="0005d082"/>
    </style:style>
    <style:style style:name="T4" style:family="text">
      <style:text-properties fo:color="#000000"/>
    </style:style>
    <style:style style:name="T5" style:family="text">
      <style:text-properties fo:color="#000000" style:font-name="Liberation Serif" fo:font-size="12pt" fo:font-style="italic" fo:font-weight="bold" style:font-size-asian="12pt" style:font-style-asian="italic" style:font-weight-asian="bold" style:font-size-complex="12pt" style:font-weight-complex="bold"/>
    </style:style>
    <style:style style:name="T6" style:family="text">
      <style:text-properties fo:color="#000000" style:font-name="Liberation Serif" fo:font-size="12pt" fo:language="en" fo:country="US" fo:font-style="italic" fo:font-weight="bold" style:letter-kerning="true" style:font-name-asian="NSimSun" style:font-size-asian="12pt" style:language-asian="zh" style:country-asian="CN" style:font-style-asian="italic" style:font-weight-asian="bold" style:font-name-complex="Liberation Mono" style:font-size-complex="12pt" style:language-complex="hi" style:country-complex="IN" style:font-weight-complex="bold"/>
    </style:style>
    <style:style style:name="T7" style:family="text">
      <style:text-properties fo:color="#000000" style:font-name="Liberation Serif" fo:font-size="12pt" fo:language="en" fo:country="US" fo:font-style="italic" fo:font-weight="bold" officeooo:rsid="00044b62" style:letter-kerning="true" style:font-name-asian="NSimSun" style:font-size-asian="12pt" style:language-asian="zh" style:country-asian="CN" style:font-style-asian="italic" style:font-weight-asian="bold" style:font-name-complex="Liberation Mono" style:font-size-complex="12pt" style:language-complex="hi" style:country-complex="IN" style:font-weight-complex="bold"/>
    </style:style>
    <style:style style:name="T8" style:family="text">
      <style:text-properties fo:color="#000000" style:font-name="Liberation Serif" fo:font-size="12pt" fo:language="en" fo:country="US" fo:font-style="italic" fo:font-weight="bold" officeooo:rsid="0005d082" style:letter-kerning="true" style:font-name-asian="NSimSun" style:font-size-asian="12pt" style:language-asian="zh" style:country-asian="CN" style:font-style-asian="italic" style:font-weight-asian="bold" style:font-name-complex="Liberation Mono" style:font-size-complex="12pt" style:language-complex="hi" style:country-complex="IN" style:font-weight-complex="bold"/>
    </style:style>
    <style:style style:name="T9" style:family="text">
      <style:text-properties fo:color="#000000" style:font-name="Liberation Serif" fo:font-size="12pt" fo:language="en" fo:country="US" fo:font-style="italic" fo:font-weight="bold" style:font-size-asian="12pt" style:font-style-asian="italic" style:font-weight-asian="bold" style:font-size-complex="12pt" style:font-weight-complex="bold"/>
    </style:style>
    <style:style style:name="T10" style:family="text">
      <style:text-properties fo:color="#000000" style:font-name="Liberation Serif" fo:font-size="12pt" style:font-size-asian="12pt" style:font-size-complex="12pt"/>
    </style:style>
    <style:style style:name="T11" style:family="text">
      <style:text-properties fo:color="#000000" fo:language="en" fo:country="US" fo:font-weight="bold" style:font-weight-asian="bold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font-size="8pt" fo:language="en" fo:country="US" fo:font-weight="bold" style:font-size-asian="8pt" style:font-weight-asian="bold" style:font-size-complex="8pt"/>
    </style:style>
    <style:style style:name="T14" style:family="text">
      <style:text-properties style:font-name="Liberation Serif" fo:font-size="12pt" fo:font-style="italic" style:font-size-asian="12pt" style:font-style-asian="italic" style:font-size-complex="12pt"/>
    </style:style>
    <style:style style:name="T15" style:family="text">
      <style:text-properties style:font-name="Liberation Serif" fo:font-size="12pt" fo:font-style="italic" officeooo:rsid="0007ac11" style:font-size-asian="12pt" style:font-style-asian="italic" style:font-size-complex="12pt"/>
    </style:style>
    <style:style style:name="T16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weight-complex="bold"/>
    </style:style>
    <style:style style:name="T17" style:family="text">
      <style:text-properties style:font-name="Liberation Serif" fo:font-size="12pt" fo:language="en" fo:country="US" fo:font-style="italic" style:letter-kerning="true" style:font-name-asian="NSimSun" style:font-size-asian="12pt" style:language-asian="zh" style:country-asian="CN" style:font-style-asian="italic" style:font-name-complex="Liberation Mono" style:font-size-complex="12pt" style:language-complex="hi" style:country-complex="IN"/>
    </style:style>
    <style:style style:name="T18" style:family="text">
      <style:text-properties style:font-name="Liberation Serif" fo:font-size="12pt" fo:language="en" fo:country="US" fo:font-style="italic" officeooo:rsid="00044b62" style:letter-kerning="true" style:font-name-asian="NSimSun" style:font-size-asian="12pt" style:language-asian="zh" style:country-asian="CN" style:font-style-asian="italic" style:font-name-complex="Liberation Mono" style:font-size-complex="12pt" style:language-complex="hi" style:country-complex="IN"/>
    </style:style>
    <style:style style:name="T19" style:family="text">
      <style:text-properties style:font-name="Liberation Serif" fo:font-size="12pt" fo:language="en" fo:country="US" fo:font-style="italic" style:font-size-asian="12pt" style:font-style-asian="italic" style:font-size-complex="12pt"/>
    </style:style>
    <style:style style:name="T20" style:family="text">
      <style:text-properties style:font-name="Liberation Serif" fo:font-size="12pt" fo:language="en" fo:country="US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officeooo:rsid="0007ac11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/>
    </style:style>
    <style:style style:name="T24" style:family="text">
      <style:text-properties fo:language="en" fo:country="US" fo:font-style="italic" fo:font-weight="bold" style:font-style-asian="italic" style:font-weight-asian="bold" style:font-weight-complex="bold"/>
    </style:style>
    <style:style style:name="T25" style:family="text">
      <style:text-properties fo:language="en" fo:country="US" fo:font-style="italic" style:font-style-asian="italic"/>
    </style:style>
    <style:style style:name="T26" style:family="text">
      <style:text-properties fo:language="en" fo:country="US" fo:font-style="italic" officeooo:rsid="0007ac11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fo:font-weight="bold" style:font-style-asian="italic" style:font-weight-asian="bold" style:font-weight-complex="bold"/>
    </style:style>
    <style:style style:name="T30" style:family="text">
      <style:text-properties fo:font-style="italic" style:font-style-asian="italic"/>
    </style:style>
    <style:style style:name="T31" style:family="text">
      <style:text-properties fo:color="#444444"/>
    </style:style>
    <style:style style:name="T32" style:family="text">
      <style:text-properties fo:color="#444444" fo:language="en" fo:country="US"/>
    </style:style>
    <style:style style:name="T33" style:family="text">
      <style:text-properties fo:color="#444444" fo:language="en" fo:country="US" officeooo:rsid="00044b62"/>
    </style:style>
    <style:style style:name="T34" style:family="text">
      <style:text-properties fo:color="#444444" fo:language="en" fo:country="US" officeooo:rsid="0007ac11"/>
    </style:style>
    <style:style style:name="T35" style:family="text">
      <style:text-properties fo:color="#444444" fo:font-weight="bold" style:font-weight-asian="bold"/>
    </style:style>
    <style:style style:name="T36" style:family="text">
      <style:text-properties officeooo:rsid="0032f9f0"/>
    </style:style>
    <style:style style:name="T37" style:family="text">
      <style:text-properties officeooo:rsid="0028e0e0"/>
    </style:style>
    <style:style style:name="T38" style:family="text">
      <style:text-properties officeooo:rsid="00258106"/>
    </style:style>
    <style:style style:name="T39" style:family="text">
      <style:text-properties officeooo:rsid="003087b6"/>
    </style:style>
    <style:style style:name="T40" style:family="text">
      <style:text-properties officeooo:rsid="002bc3e3"/>
    </style:style>
    <style:style style:name="T41" style:family="text">
      <style:text-properties officeooo:rsid="0023b0bb"/>
    </style:style>
    <style:style style:name="T42" style:family="text">
      <style:text-properties fo:font-size="8pt" fo:language="en" fo:country="US" fo:font-style="italic" fo:font-weight="bold" style:font-size-asian="8pt" style:font-style-asian="italic" style:font-weight-asian="bold" style:font-size-complex="8pt" style:font-weight-complex="bold"/>
    </style:style>
    <style:style style:name="T43" style:family="text">
      <style:text-properties fo:font-size="8pt" fo:language="en" fo:country="US" fo:font-style="italic" style:font-size-asian="8pt" style:font-style-asian="italic" style:font-size-complex="8pt"/>
    </style:style>
    <style:style style:name="T44" style:family="text">
      <style:text-properties fo:font-size="8pt" fo:language="en" fo:country="US" style:font-size-asian="8pt" style:font-size-complex="8pt"/>
    </style:style>
    <style:style style:name="T45" style:family="text">
      <style:text-properties fo:font-size="8pt" fo:font-style="italic" style:font-size-asian="8pt" style:font-style-asian="italic" style:font-size-complex="8pt"/>
    </style:style>
    <style:style style:name="T46" style:family="text">
      <style:text-properties fo:color="#888888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Jean-Baptiste CAZAUX</text:p>
      <text:p text:style-name="P21">jbcazaux@gmail.com</text:p>
      <text:p text:style-name="P21">github.com/jbcazaux</text:p>
      <text:p text:style-name="P21">@jbcazaux</text:p>
      <text:p text:style-name="P21">codox.fr/cv</text:p>
      <text:p text:style-name="P21">06 64 28 79 50</text:p>
      <text:p text:style-name="P22">Développeur Fullstack Sénior</text:p>
      <text:p text:style-name="P22">JS &amp; Java</text:p>
      <text:p text:style-name="P22">Formateur JS</text:p>
      <text:p text:style-name="P22">Scrum Master</text:p>
      <text:p text:style-name="P22">14+ années d'expériences</text:p>
      <text:p text:style-name="P22">Freelance</text:p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<text:span text:style-name="T28">Passionné</text:span> par la technique, j'interviens principalement sur des missions de conseils et de développement fullstack js ou js/Java.</text:p>
            <text:p text:style-name="P23">Lors de mes expériences je suis <text:span text:style-name="T28">force de proposition</text:span> sur les <text:span text:style-name="T28">architectures</text:span>, <text:span text:style-name="T28">outils</text:span> et <text:span text:style-name="T28">méthodes</text:span> à adopter.</text:p>
            <text:p text:style-name="P23">Je travaille uniquement dans des <text:span text:style-name="T28">contextes agiles</text:span>, en axant la priorité de l'équipe sur la qualité et la conformité du produit délivré.</text:p>
            <text:p text:style-name="P23">En dehors du rôle de <text:span text:style-name="T28">tech-lead</text:span> / <text:span text:style-name="T28">développeur</text:span>, je suis aussi intervenu comme <text:span text:style-name="T28">Scrum Master</text:span> sur plusieurs missions.</text:p>
            <text:p text:style-name="P24">Je suis également <text:span text:style-name="T28">formateur React</text:span> et javascript, et je participe aux <text:span text:style-name="T28">recrutements</text:span> lors de la phase de validation technique de candidats.</text:p>
          </table:table-cell>
        </table:table-row>
      </table:table>
      <text:p text:style-name="P23"/>
      <text:p text:style-name="P34">Compétences</text:p>
      <text:p text:style-name="P34"/>
      <text:p text:style-name="P31">Langages</text:p>
      <text:p text:style-name="P53">Java / Java EE, <text:span text:style-name="T37">Typescript, </text:span>Javascript, HTML5, CSS3, <text:span text:style-name="T36">Ruby.</text:span></text:p>
      <text:p text:style-name="P51"/>
      <text:p text:style-name="P55">Frameworks &amp; Librairies :</text:p>
      <text:p text:style-name="P52"/>
      <text:p text:style-name="P52"><text:span text:style-name="T2">React, Angular4, RxJS, Ramda, Backbone, Cordova, Sass, Express, Koa,</text:span> <text:span text:style-name="T2">lodash, Leaflet.js</text:span>.</text:p>
      <text:p text:style-name="P52"/>
      <text:p text:style-name="P52">Spring (ioc, <text:span text:style-name="T37">springboot, </text:span>mvc, aop, security, … ), jUnit, Mockito, <text:s/><text:span text:style-name="T36">Rails, </text:span>Guice, JPA/Hibernate, <text:s/>Apache commons<text:span text:style-name="T36">.</text:span></text:p>
      <text:p text:style-name="P54"/>
      <text:p text:style-name="P30">Outils </text:p>
      <text:p text:style-name="P52"><text:span text:style-name="T38">Node, Webpack 4, Babel 7, Docker, </text:span>Maven, Git, Jenkins, <text:span text:style-name="T36">Circleci, </text:span>Nexus, <text:span text:style-name="T38">IntelliJ, </text:span>Sonar, Tomcat, Jboss, Solr, J<text:span text:style-name="T39">M</text:span>eter, Jira, <text:span text:style-name="T38">Puppet.</text:span></text:p>
      <text:p text:style-name="P52"/>
      <text:p text:style-name="P30">Méthodes</text:p>
      <text:p text:style-name="P52">Scrum / <text:span text:style-name="T36">Kanban</text:span>, XP, TDD, Intégration continue, DD<text:span text:style-name="T40">D</text:span>.</text:p>
      <text:p text:style-name="P50"/>
      <text:p text:style-name="P54">Données</text:p>
      <text:p text:style-name="P52">MongoDB, <text:span text:style-name="T41">Elasticsearch, Marklogic, </text:span>Bases SQL.</text:p>
      <text:p text:style-name="P43"><text:span text:style-name="T46"/></text:p>
      <text:p text:style-name="P32"><text:span text:style-name="T46">Missions</text:span></text:p>
      <text:p text:style-name="P33"/>
      <text:p text:style-name="P3"><text:span text:style-name="T1">Depuis </text:span>201<text:span text:style-name="T2">6 - </text:span>Formateur React – <text:span text:style-name="T3">12 sessions</text:span></text:p>
      <text:p text:style-name="P13">Ecriture et mises à jour du support et des TPs.</text:p>
      <text:p text:style-name="P15">Déclinaisons ES6 et TypeScript 2.</text:p>
      <text:p text:style-name="P15">Plusieurs implémentations de Redux.</text:p>
      <text:p text:style-name="P15">Tests, Router, HOC, Optimisations, ...</text:p>
      <text:p text:style-name="P26"><text:span text:style-name="Police_20_par_20_défaut"><text:span text:style-name="T5">ReactJs</text:span></text:span><text:span text:style-name="Police_20_par_20_défaut"><text:span text:style-name="T14">,</text:span></text:span><text:span text:style-name="Police_20_par_20_défaut"><text:span text:style-name="T16"> ES6</text:span></text:span><text:span text:style-name="Police_20_par_20_défaut"><text:span text:style-name="T14">, </text:span></text:span><text:span text:style-name="Police_20_par_20_défaut"><text:span text:style-name="T16">Typescript 2</text:span></text:span><text:span text:style-name="Police_20_par_20_défaut"><text:span text:style-name="T14">, Jest, Enzyme, </text:span></text:span><text:span text:style-name="Police_20_par_20_défaut"><text:span text:style-name="T15">hooks</text:span></text:span><text:span text:style-name="Police_20_par_20_défaut"><text:span text:style-name="T14">.</text:span></text:span></text:p>
      <text:p text:style-name="P3">201<text:span text:style-name="T1">8-2019</text:span> (<text:span text:style-name="T21">6 mois, En cours</text:span>) Techlead full stack <text:span text:style-name="T1">React </text:span>- <text:span text:style-name="T1">Doctolib</text:span></text:p>
      <text:p text:style-name="P14">Développement d’une application React / Ruby on Rails.</text:p>
      <text:p text:style-name="P16">Code reviews.</text:p>
      <text:p text:style-name="P16">Présentations techniques.</text:p>
      <text:p text:style-name="P19"><text:span text:style-name="Police_20_par_20_défaut"><text:span text:style-name="T7">React</text:span></text:span><text:span text:style-name="Police_20_par_20_défaut"><text:span text:style-name="T6">, </text:span></text:span><text:span text:style-name="Police_20_par_20_défaut"><text:span text:style-name="T8">Ruby on </text:span></text:span><text:span text:style-name="Police_20_par_20_défaut"><text:span text:style-name="T7">Rails</text:span></text:span><text:span text:style-name="Police_20_par_20_défaut"><text:span text:style-name="T6">, </text:span></text:span><text:span text:style-name="Police_20_par_20_défaut"><text:span text:style-name="T7">Webpack</text:span></text:span><text:span text:style-name="Police_20_par_20_défaut"><text:span text:style-name="T6">,</text:span></text:span><text:span text:style-name="Police_20_par_20_défaut"><text:span text:style-name="T17"> Git.</text:span></text:span></text:p>
      <text:p text:style-name="P3">201<text:span text:style-name="T1">8</text:span> (<text:span text:style-name="T1">6</text:span> mois) Techlead full stack <text:span text:style-name="T1">React </text:span>- <text:span text:style-name="T1">Photobox</text:span></text:p>
      <text:p text:style-name="P14">Développement d’une application React / Redux / GraphQL.</text:p>
      <text:p text:style-name="P14">Evolution d’une application backbone.</text:p>
      <text:p text:style-name="P14">Formation continue des équipes.</text:p>
      <text:p text:style-name="P19"><text:span text:style-name="Police_20_par_20_défaut"><text:span text:style-name="T7">React</text:span></text:span><text:span text:style-name="Police_20_par_20_défaut"><text:span text:style-name="T6">, </text:span></text:span><text:span text:style-name="Police_20_par_20_défaut"><text:span text:style-name="T7">Backbone</text:span></text:span><text:span text:style-name="Police_20_par_20_défaut"><text:span text:style-name="T6">, </text:span></text:span><text:span text:style-name="Police_20_par_20_défaut"><text:span text:style-name="T7">Webpack</text:span></text:span><text:span text:style-name="Police_20_par_20_défaut"><text:span text:style-name="T6">,</text:span></text:span><text:span text:style-name="Police_20_par_20_défaut"><text:span text:style-name="T17"> Git (GitFlow), </text:span></text:span><text:span text:style-name="Police_20_par_20_défaut"><text:span text:style-name="T18">CircleCI</text:span></text:span><text:span text:style-name="Police_20_par_20_défaut"><text:span text:style-name="T17">.</text:span></text:span></text:p>
      <text:p text:style-name="P3">2017 (<text:span text:style-name="T2">12</text:span> mois) Techlead full stack Angular4 / Java 8 - Saint Gobain</text:p>
      <text:p text:style-name="P15">Micro-services avec spring boot</text:p>
      <text:p text:style-name="P15">Composants Angular4 avec ngRx</text:p>
      <text:p text:style-name="P15">Relecture du code (Merge Requests)</text:p>
      <text:p text:style-name="P18"><text:span text:style-name="Police_20_par_20_défaut"><text:span text:style-name="T6">Angular4, ngRx, RxJs, Spring boot</text:span></text:span><text:span text:style-name="Police_20_par_20_défaut"><text:span text:style-name="T19">, </text:span></text:span><text:span text:style-name="Police_20_par_20_défaut"><text:span text:style-name="T17">Jenkins, Git (GitFlow).</text:span></text:span></text:p>
      <text:p text:style-name="P17"/>
      <text:p text:style-name="P3">2016 (9 mois) Développeur Front-end – Chronopost</text:p>
      <text:p text:style-name="P20">Interface de gestion des zones de livraison sur une carte.</text:p>
      <text:p text:style-name="P20">Formation des développeurs aux technos Front-end.</text:p>
      <text:p text:style-name="P26"><text:span text:style-name="Police_20_par_20_défaut"><text:span text:style-name="T10">Mise en place de l'intégration continue et git.<text:line-break/></text:span></text:span><text:span text:style-name="Police_20_par_20_défaut"><text:span text:style-name="T9">ReactJs</text:span></text:span><text:span text:style-name="Police_20_par_20_défaut"><text:span text:style-name="T19">,</text:span></text:span><text:span text:style-name="Police_20_par_20_défaut"><text:span text:style-name="T20"> Typescript 2</text:span></text:span><text:span text:style-name="Police_20_par_20_défaut"><text:span text:style-name="T19">, Webpack, Leaflet, Git, Maven, Jenkins.</text:span></text:span></text:p>
      <text:p text:style-name="P3">2016 (3 mois) Scrum Master Développeur – Argus de la presse</text:p>
      <text:p text:style-name="P43">Outil de classement manuel des articles de presse.</text:p>
      <text:p text:style-name="P43"><text:span text:style-name="Police_20_par_20_défaut"><text:span text:style-name="T24">Java 8</text:span></text:span><text:span text:style-name="Police_20_par_20_défaut"><text:span text:style-name="T25">,</text:span></text:span><text:span text:style-name="Police_20_par_20_défaut"><text:span text:style-name="T24"> Angular2</text:span></text:span><text:span text:style-name="Police_20_par_20_défaut"><text:span text:style-name="T25">, Webpack, Spring-boot, Spock, Lombok, Git, Maven, Jenkins.</text:span></text:span></text:p>
      <text:p text:style-name="P4"/>
      <text:p text:style-name="P10"><text:span text:style-name="Police_20_par_20_défaut"><text:span text:style-name="T27">2015 (10 mois) Scrum Master Développeur – Argus de la presse</text:span></text:span></text:p>
      <text:p text:style-name="P43">Développement des web-services REST – backend – pour différentes applications de l'Argus.</text:p>
      <text:p text:style-name="P43">Stockage de gros volumes de données dans une base NoSQL orientée document et graphe.</text:p>
      <text:p text:style-name="P38">Tests de charge.</text:p>
      <text:p text:style-name="P43"><text:span text:style-name="Police_20_par_20_défaut"><text:span text:style-name="T24">Java 8</text:span></text:span><text:span text:style-name="Police_20_par_20_défaut"><text:span text:style-name="T25">,</text:span></text:span><text:span text:style-name="Police_20_par_20_défaut"><text:span text:style-name="T24"> </text:span></text:span><text:span text:style-name="Police_20_par_20_défaut"><text:span text:style-name="T25">Spring mvc, Guava, assertJ, Mockito, Lombok, JMeter, Swagger, Marklogic, </text:span></text:span><text:span text:style-name="Police_20_par_20_défaut"><text:span text:style-name="T24">SPARQL</text:span></text:span><text:span text:style-name="Police_20_par_20_défaut"><text:span text:style-name="T25"> / RDF, Git, Maven, Jenkins.</text:span></text:span></text:p>
      <text:p text:style-name="P5"/>
      <text:p text:style-name="P3">2014 (11 mois) Scrum Master Développeur – Argus de la presse</text:p>
      <text:p text:style-name="P48">Récupération automatisée des données sur les réseaux sociaux. <text:span text:style-name="Police_20_par_20_défaut"><text:span text:style-name="T22">APIs Facebook,</text:span></text:span></text:p>
      <text:p text:style-name="P49"><text:span text:style-name="Police_20_par_20_défaut"><text:span text:style-name="T22">Twitter, Youtube, LinkedIn, …</text:span></text:span></text:p>
      <text:p text:style-name="P43">Stockage de gros volumes de données dans un format homogène, export XML.</text:p>
      <text:p text:style-name="P43">Recrutement de l'équipe.</text:p>
      <text:p text:style-name="P43"><text:soft-page-break/><text:span text:style-name="Police_20_par_20_défaut"><text:span text:style-name="T29">Java 8</text:span></text:span><text:span text:style-name="Police_20_par_20_défaut"><text:span text:style-name="T30">,</text:span></text:span><text:span text:style-name="Police_20_par_20_défaut"><text:span text:style-name="T29"> Angular</text:span></text:span><text:span text:style-name="Police_20_par_20_défaut"><text:span text:style-name="T30">, HTML5, CSS3, Spring mvc, Guava, assertJ, Mockito, Lombok, Flyway, jasmine, protractor, webjars, Git, Maven, Jenkins.</text:span></text:span></text:p>
      <text:p text:style-name="P10"/>
      <text:p text:style-name="P12">2014 (3 mois - sur temps libre) Tech Lead – BeInSoft</text:p>
      <text:p text:style-name="P43">Aide au démarrage de la startup. Affichage d'informations sur des cartes. Application pour bornes tactiles.</text:p>
      <text:p text:style-name="P43">Choix de l'architecture technique (<text:span text:style-name="Police_20_par_20_défaut"><text:span text:style-name="T28">Full stack web</text:span></text:span>).</text:p>
      <text:p text:style-name="P43">Mise en place de l’usine logicielle.</text:p>
      <text:p text:style-name="P43">Test et Développement des fonctionnalités.</text:p>
      <text:p text:style-name="P43"><text:span text:style-name="Police_20_par_20_défaut"><text:span text:style-name="T29">Node.js</text:span></text:span><text:span text:style-name="Police_20_par_20_défaut"><text:span text:style-name="T30">, Leaflet.js / Mapbox.js, </text:span></text:span><text:span text:style-name="Police_20_par_20_défaut"><text:span text:style-name="T29">Backbone.js</text:span></text:span><text:span text:style-name="Police_20_par_20_défaut"><text:span text:style-name="T30">, Casper.js, Express.js, Forever.js, MongoDB, Grunt, Jenkins.</text:span></text:span></text:p>
      <text:p text:style-name="P39"/>
      <text:p text:style-name="P3">2013 (18 mois) Développeur Java – Mappy</text:p>
      <text:p text:style-name="P43">Intégration de flux de données (xml, json, <text:s/>csv) dans <text:span text:style-name="Police_20_par_20_défaut"><text:span text:style-name="T27">MongoDB </text:span></text:span>avec des batchs java orchestrés par jenkins.</text:p>
      <text:p text:style-name="P43">Indexation des données dans solr.</text:p>
      <text:p text:style-name="P43">Développement d'une API <text:span text:style-name="Police_20_par_20_défaut"><text:span text:style-name="T28">REST</text:span></text:span> d'accès aux données pour les terminaux web et mobiles.</text:p>
      <text:p text:style-name="P43">Configuration des environnements avec <text:span text:style-name="Police_20_par_20_défaut"><text:span text:style-name="T28">puppet</text:span></text:span> et capistrano.</text:p>
      <text:p text:style-name="P43"><text:span text:style-name="Police_20_par_20_défaut"><text:span text:style-name="T28">Optimisation</text:span></text:span> des ressources et du code pour supporter le fort traffic sur mappy.fr</text:p>
      <text:p text:style-name="P43">BI sur les logs avec <text:span text:style-name="Police_20_par_20_défaut"><text:span text:style-name="T28">elasticsearch</text:span></text:span> / logstash / kibana.</text:p>
      <text:p text:style-name="P43"><text:span text:style-name="Police_20_par_20_défaut"><text:span text:style-name="T24">MongoDB</text:span></text:span><text:span text:style-name="Police_20_par_20_défaut"><text:span text:style-name="T25">, java7, Guice, Guava, Jersey, REST, solr, jUnit, Mockito, Git, JMeter.</text:span></text:span></text:p>
      <text:p text:style-name="P37"/>
      <text:p text:style-name="P46">2012 (8 mois) Développeur web mobile – Crédit Agricole SA</text:p>
      <text:p text:style-name="P47"><text:span text:style-name="Police_20_par_20_défaut"><text:span text:style-name="T42">Javascript</text:span></text:span><text:span text:style-name="Police_20_par_20_défaut"><text:span text:style-name="T43">, jQuery, Js Test Driver, HTML5, CSS3, Chrome Dev Tools, REST, Spring MVC3, Java7, Tomcat7, Git.</text:span></text:span></text:p>
      <text:p text:style-name="P44"/>
      <text:p text:style-name="P58">2012 (4 mois) Scrum Master &amp; Tech Lead – AFPA</text:p>
      <text:p text:style-name="P44">Spring, Hibernate, jUnit, Mockito, Struts2, Git.</text:p>
      <text:p text:style-name="P44"/>
      <text:p text:style-name="P57">2011 (2 mois) Développeur web mobile – Crédit Agricole SA</text:p>
      <text:p text:style-name="P47"><text:span text:style-name="Police_20_par_20_défaut"><text:span text:style-name="T43">HTML5, CSS3, Javascript, Mockito, Dojo, </text:span></text:span><text:span text:style-name="Police_20_par_20_défaut"><text:span text:style-name="T42">Cordova</text:span></text:span><text:span text:style-name="Police_20_par_20_défaut"><text:span text:style-name="T43"> (Phonegap), REST.</text:span></text:span></text:p>
      <text:p text:style-name="P44"/>
      <text:p text:style-name="P57">2011 (4 mois) Scrum master et tech lead – l’APEC</text:p>
      <text:p text:style-name="P45">Javascript, Titanium, REST, Java, Spring, Hudson, SVN, Maven, Jira.</text:p>
      <text:p text:style-name="P45"/>
      <text:p text:style-name="P57">2011 (7 mois) Scrum Master et développeur – Allianz</text:p>
      <text:p text:style-name="P44">Java, Flex, jUnit, FlexUnit, Condordion, Selenium/FlexMonkium, Hudson, Maven.</text:p>
      <text:p text:style-name="P44"/>
      <text:p text:style-name="P58">2010 (1 an) Tech lead – Finance Active</text:p>
      <text:p text:style-name="P44">Java 6, REST, Jersey, Javascript, Jquery, Qunit, HtmlUnit, Spring, Maven.</text:p>
      <text:p text:style-name="P44"/>
      <text:p text:style-name="P58">2009 (6 mois) Développeur – Vidal</text:p>
      <text:p text:style-name="P44">Java6, REST, Jersey, Javascript, DHTMLX, Jquery, Qunit, Spring, Hibernate, Maven, Teamcity, Selenium, JSP.</text:p>
      <text:p text:style-name="P59"><text:span text:style-name="Police_20_par_20_défaut"><text:span text:style-name="T44"><text:line-break/></text:span></text:span><text:span text:style-name="Police_20_par_20_défaut"><text:span text:style-name="T13">2009 (3 mois) Développeur – AFPA</text:span></text:span></text:p>
      <text:p text:style-name="P40">Java 6, Spring, Struts 2, Hibernate, Fitnesse, JSP, Hudson, Maven.</text:p>
      <text:p text:style-name="P40"/>
      <text:p text:style-name="P60">2008 (8 mois) Développeur – PIA</text:p>
      <text:p text:style-name="P41">Java 5, Flex 3, Spring, Hibernate, Ant, Web Services SOAP.</text:p>
      <text:p text:style-name="P41"/>
      <text:p text:style-name="P60">2008 (1 mois) Développeur – Manpower</text:p>
      <text:p text:style-name="P41">Java 5, jUnit, Hibernate, Maven.</text:p>
      <text:p text:style-name="P41"/>
      <text:p text:style-name="P60">2007 (13 mois) Développeur – ADP-GSI</text:p>
      <text:p text:style-name="P41">Java 5, Javascript, Dojo, JsUnit.</text:p>
      <text:p text:style-name="P41"/>
      <text:p text:style-name="P60">2007 (16 jours) Accompagnement et formation – UEM</text:p>
      <text:p text:style-name="P41">CruiseControl, Maven, QaLabs.</text:p>
      <text:p text:style-name="P41"/>
      <text:p text:style-name="P60">2006 (4 mois) Développeur – Dexia Sofaxis</text:p>
      <text:p text:style-name="P40">Java 5, jUnit, Hibernate, Spring, Maven, Continuum, Jboss, SQLServer 2005, SVN.</text:p>
      <text:p text:style-name="P40"/>
      <text:p text:style-name="P60">2006 (10 mois) Développeur – Club Med</text:p>
      <text:p text:style-name="P41"><text:soft-page-break/>Java, jUnit, Struts, Spring, Weblogic, DB2, CVS, Genesys.</text:p>
      <text:p text:style-name="P41"/>
      <text:p text:style-name="P60">2006 (12 jours) Accompagnement et formation – Mairie de Paris</text:p>
      <text:p text:style-name="P40">Java, jUnit, Struts, Tiles, Hibernate, Weblogic, JBOSS, Oracle, CVS.</text:p>
      <text:p text:style-name="P40"/>
      <text:p text:style-name="P60">2005 (7 mois) Développeur – AELB</text:p>
      <text:p text:style-name="P41">Java, jUnit, Struts, Hibernate, JBOSS, Oracle, Starteam.</text:p>
      <text:p text:style-name="P41"/>
      <text:p text:style-name="P60">2004 (9 mois) Développeur – BNP Paribas</text:p>
      <text:p text:style-name="P40">Java, jUnit, Struts, Hibernate, WAS, Oracle, SweetDev, TestDirector.</text:p>
      <text:p text:style-name="P40"/>
      <text:p text:style-name="P60">2004 (2 mois) Développeur – Ministère de l'équipement</text:p>
      <text:p text:style-name="P42"><text:span text:style-name="T45">Java, Tomcat, Spring, Millstone, SQL, Oracle.</text:span></text:p>
      <text:p text:style-name="P42"><text:span text:style-name="T45"/></text:p>
      <text:p text:style-name="P36">Publications</text:p>
      <text:p text:style-name="P35"/>
      <text:p text:style-name="P2">Blogs</text:p>
      <text:p text:style-name="P7">Formation ReactJS/TypeScript2</text:p>
      <text:p text:style-name="P7">Formation ReactJS/ES6</text:p>
      <text:p text:style-name="P7"><text:span text:style-name="T1">BBL </text:span>Webpack</text:p>
      <text:p text:style-name="P6">BBL React</text:p>
      <text:p text:style-name="P10"><text:a xlink:type="simple" xlink:href="https://github.com/jbcazaux/nodeQ#readme" office:target-frame-name="_top" xlink:show="replace" text:style-name="Internet_20_link" text:visited-style-name="Visited_20_Internet_20_Link"><text:span text:style-name="Police_20_par_20_défaut"><text:span text:style-name="T31">Les promesses avec Q et node.js</text:span></text:span></text:a></text:p>
      <text:p text:style-name="P10"><text:a xlink:type="simple" xlink:href="http://blog.valtech.fr/2012/09/03/optimisation-dun-site-web-mobile/" office:target-frame-name="_top" xlink:show="replace" text:style-name="Internet_20_link" text:visited-style-name="Visited_20_Internet_20_Link"><text:span text:style-name="Police_20_par_20_défaut"><text:span text:style-name="T32">Optimisation d'un site web mobile</text:span></text:span></text:a></text:p>
      <text:p text:style-name="P10"><text:a xlink:type="simple" xlink:href="https://github.com/jbcazaux/many2many#readme" office:target-frame-name="_top" xlink:show="replace" text:style-name="Internet_20_link" text:visited-style-name="Visited_20_Internet_20_Link"><text:span text:style-name="Police_20_par_20_défaut"><text:span text:style-name="T32">JPA/Hibernate mapping many-to-many with extra column</text:span></text:span></text:a></text:p>
      <text:p text:style-name="P10"><text:a xlink:type="simple" xlink:href="http://blog.valtech.fr/2009/08/20/integration-flex-blazeds-spring-dans-maven/" office:target-frame-name="_top" xlink:show="replace" text:style-name="Internet_20_link" text:visited-style-name="Visited_20_Internet_20_Link"><text:span text:style-name="Police_20_par_20_défaut"><text:span text:style-name="T31">Maveniser l'intégration de Flex, <text:s/>Spring et BlazeDS</text:span></text:span></text:a></text:p>
      <text:p text:style-name="P1">Magazine</text:p>
      <text:p text:style-name="P11"><text:span text:style-name="Police_20_par_20_défaut"><text:span text:style-name="T33">React </text:span></text:span><text:span text:style-name="Police_20_par_20_défaut"><text:span text:style-name="T34">Tutorial </text:span></text:span><text:span text:style-name="Police_20_par_20_défaut"><text:span text:style-name="T33">(Programmez n°22</text:span></text:span><text:span text:style-name="Police_20_par_20_défaut"><text:span text:style-name="T34">3</text:span></text:span><text:span text:style-name="Police_20_par_20_défaut"><text:span text:style-name="T33">, </text:span></text:span><text:span text:style-name="Police_20_par_20_défaut"><text:span text:style-name="T34">Décembre</text:span></text:span><text:span text:style-name="Police_20_par_20_défaut"><text:span text:style-name="T33"> 2018)</text:span></text:span></text:p>
      <text:p text:style-name="P11"><text:span text:style-name="Police_20_par_20_défaut"><text:span text:style-name="T33">React (Programmez n°222, Octobre 2018)</text:span></text:span></text:p>
      <text:p text:style-name="P10"><text:span text:style-name="Police_20_par_20_défaut"><text:span text:style-name="T34">L’agilité vue par les développeurs (Programmez n°133, Septembre 2010)</text:span></text:span></text:p>
      <text:p text:style-name="P7"/>
      <text:p text:style-name="P9">Diplômes</text:p>
      <text:p text:style-name="P9"/>
      <text:p text:style-name="P10"><text:span text:style-name="Police_20_par_20_défaut"><text:span text:style-name="T12">1999 - 2004</text:span></text:span><text:span text:style-name="Police_20_par_20_défaut"><text:span text:style-name="T35"> </text:span></text:span><text:span text:style-name="Police_20_par_20_défaut"><text:span text:style-name="T4">EPITA - Système d'Information et Génie Logiciel</text:span></text:span></text:p>
      <text:p text:style-name="P10"><text:span text:style-name="Police_20_par_20_défaut"><text:span text:style-name="T12">1999 </text:span></text:span><text:span text:style-name="Police_20_par_20_défaut"><text:span text:style-name="T4">Bac S</text:span></text:span></text:p>
      <text:p text:style-name="P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/>
    </style:style>
    <style:style style:name="Préformaté_20_HTML" style:display-name="Préformaté HTML" style:family="paragraph" style:parent-style-name="Normal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00:00:53.266865716</meta:creation-date>
    <dc:date>2019-01-19T00:24:24.760961702</dc:date>
    <meta:editing-duration>PT10M54S</meta:editing-duration>
    <meta:editing-cycles>4</meta:editing-cycles>
    <meta:generator>LibreOffice/6.0.6.2$Linux_X86_64 LibreOffice_project/00m0$Build-2</meta:generator>
    <meta:document-statistic meta:table-count="1" meta:image-count="0" meta:object-count="0" meta:page-count="4" meta:paragraph-count="136" meta:word-count="986" meta:character-count="6778" meta:non-whitespace-character-count="5895"/>
  </office:meta>
</office:document-meta>
</file>